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553" officeooo:paragraph-rsid="001b8553"/>
    </style:style>
    <style:style style:name="P2" style:family="paragraph" style:parent-style-name="Standard">
      <style:text-properties officeooo:rsid="001eff58" officeooo:paragraph-rsid="00215929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b8553" officeooo:paragraph-rsid="001b8553" style:font-weight-asian="bold" style:font-weight-complex="bold"/>
    </style:style>
    <style:style style:name="P4" style:family="paragraph" style:parent-style-name="Standard">
      <style:text-properties officeooo:rsid="00256315" officeooo:paragraph-rsid="00256315"/>
    </style:style>
    <style:style style:name="P5" style:family="paragraph" style:parent-style-name="Standard">
      <style:text-properties officeooo:rsid="002ef9a3" officeooo:paragraph-rsid="002ef9a3"/>
    </style:style>
    <style:style style:name="P6" style:family="paragraph" style:parent-style-name="Standard">
      <style:text-properties officeooo:rsid="0030e516" officeooo:paragraph-rsid="0030e516"/>
    </style:style>
    <style:style style:name="P7" style:family="paragraph" style:parent-style-name="Standard">
      <style:text-properties officeooo:rsid="0032b55b" officeooo:paragraph-rsid="0032b55b"/>
    </style:style>
    <style:style style:name="P8" style:family="paragraph" style:parent-style-name="Standard" style:list-style-name="L1">
      <style:text-properties officeooo:rsid="001b8553" officeooo:paragraph-rsid="001b8553"/>
    </style:style>
    <style:style style:name="P9" style:family="paragraph" style:parent-style-name="Standard" style:list-style-name="L1">
      <style:text-properties officeooo:rsid="001c9810" officeooo:paragraph-rsid="001c9810"/>
    </style:style>
    <style:style style:name="P10" style:family="paragraph" style:parent-style-name="Standard" style:list-style-name="L1">
      <style:text-properties officeooo:rsid="001eff58" officeooo:paragraph-rsid="001eff58"/>
    </style:style>
    <style:style style:name="P11" style:family="paragraph" style:parent-style-name="Standard" style:list-style-name="L2">
      <style:text-properties officeooo:rsid="001eff58" officeooo:paragraph-rsid="00215929"/>
    </style:style>
    <style:style style:name="P12" style:family="paragraph" style:parent-style-name="Standard" style:list-style-name="L2">
      <style:text-properties officeooo:rsid="002ef9a3" officeooo:paragraph-rsid="002ef9a3"/>
    </style:style>
    <style:style style:name="P13" style:family="paragraph" style:parent-style-name="Standard" style:list-style-name="L2">
      <style:text-properties officeooo:rsid="00215929" officeooo:paragraph-rsid="00215929"/>
    </style:style>
    <style:style style:name="P14" style:family="paragraph" style:parent-style-name="Standard">
      <style:text-properties fo:font-weight="normal" officeooo:rsid="0030e516" officeooo:paragraph-rsid="0030e516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30e516" officeooo:paragraph-rsid="0030e516" style:font-weight-asian="normal" style:font-weight-complex="normal"/>
    </style:style>
    <style:style style:name="P16" style:family="paragraph" style:parent-style-name="Standard" style:list-style-name="L3">
      <style:text-properties officeooo:rsid="0032b55b" officeooo:paragraph-rsid="0032b55b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38374d" officeooo:paragraph-rsid="0038374d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3e8082" officeooo:paragraph-rsid="003e8082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391d99" officeooo:paragraph-rsid="00391d99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e8082" officeooo:paragraph-rsid="003e8082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f1a24" officeooo:paragraph-rsid="003f1a24" style:font-weight-asian="normal" style:font-weight-complex="normal"/>
    </style:style>
    <style:style style:name="P22" style:family="paragraph" style:parent-style-name="Text_20_body" style:list-style-name="L4">
      <style:text-properties officeooo:paragraph-rsid="0040a22e"/>
    </style:style>
    <style:style style:name="P23" style:family="paragraph" style:parent-style-name="Text_20_body" style:list-style-name="L4">
      <style:text-properties officeooo:rsid="004350db" officeooo:paragraph-rsid="004350db"/>
    </style:style>
    <style:style style:name="T1" style:family="text">
      <style:text-properties officeooo:rsid="001cce2e"/>
    </style:style>
    <style:style style:name="T2" style:family="text">
      <style:text-properties officeooo:rsid="001efab6"/>
    </style:style>
    <style:style style:name="T3" style:family="text">
      <style:text-properties officeooo:rsid="0025e71c"/>
    </style:style>
    <style:style style:name="T4" style:family="text">
      <style:text-properties officeooo:rsid="002acab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cab7" style:font-weight-asian="bold" style:font-weight-complex="bold"/>
    </style:style>
    <style:style style:name="T7" style:family="text">
      <style:text-properties fo:font-weight="bold" officeooo:rsid="003343fa" style:font-weight-asian="bold" style:font-weight-complex="bold"/>
    </style:style>
    <style:style style:name="T8" style:family="text">
      <style:text-properties fo:font-weight="bold" officeooo:rsid="0040a22e" style:font-weight-asian="bold" style:font-weight-complex="bold"/>
    </style:style>
    <style:style style:name="T9" style:family="text">
      <style:text-properties officeooo:rsid="0031b551"/>
    </style:style>
    <style:style style:name="T10" style:family="text">
      <style:text-properties officeooo:rsid="0032b55b"/>
    </style:style>
    <style:style style:name="T11" style:family="text">
      <style:text-properties officeooo:rsid="003343fa"/>
    </style:style>
    <style:style style:name="T12" style:family="text">
      <style:text-properties officeooo:rsid="003ad706"/>
    </style:style>
    <style:style style:name="T13" style:family="text">
      <style:text-properties officeooo:rsid="003c2632"/>
    </style:style>
    <style:style style:name="T14" style:family="text">
      <style:text-properties officeooo:rsid="003f1a24"/>
    </style:style>
    <style:style style:name="T15" style:family="text">
      <style:text-properties officeooo:rsid="003f701f"/>
    </style:style>
    <style:style style:name="T16" style:family="text">
      <style:text-properties officeooo:rsid="0040a2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egragacao Continua</text:p>
      <text:p text:style-name="P1"/>
      <text:list xml:id="list4669910064202326999" text:style-name="L1">
        <text:list-item>
          <text:p text:style-name="P8">reduzir entregas</text:p>
        </text:list-item>
        <text:list-item>
          <text:p text:style-name="P8">dividir tarefas em partes <text:span text:style-name="T2">(menores)</text:span> entregaveis</text:p>
        </text:list-item>
        <text:list-item>
          <text:p text:style-name="P9">feature toggles <text:span text:style-name="T1">(liga x desliga)</text:span></text:p>
          <text:p text:style-name="P10"/>
        </text:list-item>
      </text:list>
      <text:p text:style-name="P5">Gerenciamento de dependencias:</text:p>
      <text:p text:style-name="P5"/>
      <text:list xml:id="list6389460319494469406" text:style-name="L2">
        <text:list-item>
          <text:p text:style-name="P12">Ant (feio porem flexivel)</text:p>
          <text:list>
            <text:list-item>
              <text:p text:style-name="P12">build</text:p>
            </text:list-item>
          </text:list>
        </text:list-item>
        <text:list-item>
          <text:p text:style-name="P12">ivy</text:p>
          <text:list>
            <text:list-item>
              <text:p text:style-name="P12">dependencias</text:p>
            </text:list-item>
          </text:list>
        </text:list-item>
        <text:list-item>
          <text:p text:style-name="P13"><text:a xlink:type="simple" xlink:href="http://mvnrepository.com/">http://mvnrepository.com/</text:a> </text:p>
          <text:p text:style-name="P11"/>
        </text:list-item>
      </text:list>
      <text:p text:style-name="P2"/>
      <text:p text:style-name="P4">Build automcatico → servidores de integracao continua</text:p>
      <text:p text:style-name="P4"/>
      <text:p text:style-name="P4">- <text:span text:style-name="T3">Existem varios servidores no mercado</text:span></text:p>
      <text:p text:style-name="P4">- <text:span text:style-name="T4">Indicacao: antigo </text:span><text:span text:style-name="T6">“Hudson”</text:span><text:span text:style-name="T4"> agora </text:span><text:span text:style-name="T6">“Jenkins”</text:span></text:p>
      <text:p text:style-name="P4"/>
      <text:p text:style-name="P6"><text:span text:style-name="T6">C</text:span><text:span text:style-name="T5">onfigurando o Jenkins </text:span><text:span text:style-name="T7">(Pag 88)</text:span><text:span text:style-name="T5">:</text:span></text:p>
      <text:p text:style-name="P7"/>
      <text:list xml:id="list8918813625067733658" text:style-name="L3">
        <text:list-item>
          <text:p text:style-name="P16">copiar o arquivo “jenkins.war” para um diretorio qualquer</text:p>
        </text:list-item>
        <text:list-item>
          <text:p text:style-name="P16">Configura a porta: java -jar jenkins.war –httpPort=8081</text:p>
        </text:list-item>
        <text:list-item>
          <text:p text:style-name="P15"><text:span text:style-name="T10">Configurando o git no jenkins: </text:span>manage Jenkins → manage plugins →<text:span text:style-name="T9"> aba available </text:span>→<text:span text:style-name="T9"> ctrl</text:span></text:p>
        </text:list-item>
        <text:list-item>
          <text:p text:style-name="P15">… <text:span text:style-name="T11">ver apostila pag 88</text:span></text:p>
        </text:list-item>
      </text:list>
      <text:p text:style-name="P14"/>
      <text:p text:style-name="P18">Testes <text:span text:style-name="T14">de Aceitacao</text:span></text:p>
      <text:p text:style-name="P20"/>
      <text:list xml:id="list7666629325115626025" text:style-name="L4">
        <text:list-item>
          <text:p text:style-name="P23">Simula o usuario</text:p>
        </text:list-item>
        <text:list-item>
          <text:p text:style-name="P22"><text:span text:style-name="T15">F</text:span>erramenta <text:span text:style-name="T15">sugerida</text:span>: <text:span text:style-name="T8">Selenium Webdriver</text:span>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9:11:33.344528005</meta:creation-date>
    <meta:generator>LibreOffice/4.2.4.2$Linux_X86_64 LibreOffice_project/420m0$Build-2</meta:generator>
    <dc:date>2015-08-14T13:02:30.951108697</dc:date>
    <meta:editing-duration>PT3H26M31S</meta:editing-duration>
    <meta:editing-cycles>39</meta:editing-cycles>
    <meta:document-statistic meta:table-count="0" meta:image-count="0" meta:object-count="0" meta:page-count="1" meta:paragraph-count="23" meta:word-count="111" meta:character-count="692" meta:non-whitespace-character-count="617"/>
  </office:meta>
</office:document-meta>
</file>